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2.42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3.685cm" fo:break-before="auto" style:use-optimal-row-height="true"/>
    </style:style>
    <style:style style:name="ro13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ro16" style:family="table-row">
      <style:table-row-properties style:row-height="0.961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9cm" fo:break-before="auto" style:use-optimal-row-height="true"/>
    </style:style>
    <style:style style:name="ro19" style:family="table-row">
      <style:table-row-properties style:row-height="1.286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3.21cm" fo:break-before="auto" style:use-optimal-row-height="true"/>
    </style:style>
    <style:style style:name="ro29" style:family="table-row">
      <style:table-row-properties style:row-height="4.632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 office:value-type="date" office:date-value="2021-11-04T10:43:27.88">
            <text:p>1104</text:p>
          </table:table-cell>
          <table:table-cell table:style-name="ce9"/>
          <table:table-cell table:style-name="ce10" office:value-type="string" table:number-columns-spanned="4" table:number-rows-spanned="1">
            <text:p><text:s/>UZulu wanqoba[won amaNgisi[english kabili[twice ezimpini[in-wars ezahlukene[different,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into[thing ebingakaze[never yenzeke[it-happened, kwazise[after-all~1 phela isibhamu[gun sasingakaze[we-had-never sihlule[defeat-us umkhonto[spear nesihlangu[and-a-shield.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AmaZulu aqhamuka[they-came-out phesheya[abroad neAfrika phecelezi[?,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9.23">
            <text:p>1108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9.23">
            <text:p>1108 <text:s/>944</text:p>
          </table:table-cell>
          <table:table-cell table:style-name="ce7" table:formula="of:=NOW()" office:value-type="date" office:date-value="2021-11-08T09:44:59.23">
            <text:p>1108 <text:s/>9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4:59.23">
            <text:p>1108 <text:s/>9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</text:span><text:span text:style-name="T2">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9.33">
            <text:p>1108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9.33">
            <text:p>1108 <text:s/>944</text:p>
          </table:table-cell>
          <table:table-cell table:style-name="ce7" table:formula="of:=NOW()" office:value-type="date" office:date-value="2021-11-08T09:44:59.33">
            <text:p>1108 <text:s/>9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4:59.33">
            <text:p>1108 <text:s/>9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9.44">
            <text:p>1108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9.44">
            <text:p>1108 <text:s/>944</text:p>
          </table:table-cell>
          <table:table-cell table:style-name="ce7" table:formula="of:=NOW()" office:value-type="date" office:date-value="2021-11-08T09:44:59.44">
            <text:p>1108 <text:s/>9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4:59.44">
            <text:p>1108 <text:s/>9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8cm" draw:caption-point-x="-3.97cm" draw:caption-point-y="-1.136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9.53">
            <text:p>1108 <text:s/>9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9.53">
            <text:p>1108 <text:s/>945</text:p>
          </table:table-cell>
          <table:table-cell table:style-name="ce7" table:formula="of:=NOW()" office:value-type="date" office:date-value="2021-11-08T09:44:59.53">
            <text:p>1108 <text:s/>9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4:59.53">
            <text:p>1108 <text:s/>9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4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1-04T10:59:37.23">
            <text:p>1104</text:p>
          </table:table-cell>
          <table:table-cell table:style-name="ce9"/>
          <table:table-cell table:style-name="ce11" office:value-type="string" table:number-columns-spanned="3" table:number-rows-spanned="1">
            <text:p>nhà[poet~1 thơ và nhà[journalist~1 báo với[with nhiều tác[work phẩm[products viết[write bằng[in tiếng[language Việt, tiếng Hán và tiếng Pháp[french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Cuộc[the đời[existence và sự nghiệp[deed</text:p>
            <text:p>Xuất[origin~1 thân và quê[village;hometown~1 quán</text:p>
            <text:p>Bài[post chi[details~1 tiết: Gia[family~1 đình Hồ Chí Minh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s://vi.wikipedia.org/wiki/Hồ_Chí_Minh#Cuộc_đời_và_sự_nghiệp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9.62">
            <text:p>1108 <text:s/>9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9.62">
            <text:p>1108 <text:s/>945</text:p>
          </table:table-cell>
          <table:table-cell table:style-name="ce7" table:formula="of:=NOW()" office:value-type="date" office:date-value="2021-11-08T09:44:59.62">
            <text:p>1108 <text:s/>9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4:59.62">
            <text:p>1108 <text:s/>9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[leave любви'. абсолю'тно.</text:p>
            <text:p>Я сча'&lt;sha&gt;стлив&lt;f&gt;[happy, только тогда, когда[when занима'юсь[practice иссле'дования`ми[research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4T08:43:38.870001">
            <text:p>110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, 즉, 공원 오두막 쪽. (2) 미케도 이미 달려오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ec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badań. palcowanie dla dźwięków `dai-kan`-u. (2) notatki są : B,Bf,C,Af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斯托克斯定理。（2）某种矢量 B-&gt; 的旋度 X=∇x(B-&gt;) 。该 X 的曲面积分 M1=∫∫._S(X*n-&gt;)dS 。而且，B-&gt; 自身的曲线积分 ∫._C(B)dl-&gt;。（3）这条定理说，M1 和 M2 是同量，就是说，M1=M2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9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(1) я начал читать книгу. название[title это, `по'весть о доме Тайра`. (2) Книга состои'т из коро'ткие рассказов.</text:p>
          </table:table-cell>
          <table:covered-table-cell table:number-columns-repeated="2" table:style-name="ce12"/>
          <table:table-cell table:style-name="ce14" office:value-type="string">
            <text:p>upto : 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315">http://benfranklin.chips.jp/cake_apps/Cake_IFM11/images/view/46315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5T14:02:59.39">
            <text:p>110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미케는 울리지 않고 그냥 달려왔다. (2) 크로는 먼저부터 지상에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czwartek, czwarty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dla ruchy palca tryl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矢量的旋度。计算练习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знай[know свою природу[nature.</text:p>
            <text:p>сле'дуй[follow своей челове'ческой природе.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884">http://benfranklin.chips.jp/cake_apps/Cake_IFM11/images/view/46884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7T11:35:42.24">
            <text:p>1107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어제는 일이 했다. 대나무 피리를 불고 난 후, 짧은 잠을 취했다. 일어났을 때 칠시 사십오 분이었다. 그러면, 공원으로 먹이주기. (2) 고체를 준 후 크로가 지상에 내려왔다. &lt;2&gt; 마사지를 했었으면, 미케도 왔다. &lt;3&gt; 잠시 평평자리 근처에서 모두 앉아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szósty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0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, tzn., dźwięki `o-tu`-u i `kan`-u. (2) a także, `dai-kan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0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白天工作。就斯托克斯定理，常时思考。（2）该定理的特点，对我来说，看起来，从曲面积分改变到曲线积分。（3）做这样，你可以节省工作量，而且甚至，可以做这些以前不可以的工作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0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зараба'тывайте[earn-money на фо'рексе. (2) Вместо, сосредото'читься[focus на математике. (3) Разве не было бы более воодушевля'ющим[inspiring для других? ,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number-columns-repeated="2"/>
          <table:table-cell table:style-name="ce6" office:value-type="date" office:date-value="2021-11-08T09:16:10.39">
            <text:p>1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먼저 크로만. (1) 미케는 크로가 나머지있던 <text:s/>봉지 절반분의 페이스트를 먹기시작한 무렵 돌출 근처의 울타리 안에서 나왔다. (2) 조금 헤매었지만, 봉지 한 개 전부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siódmy listopada, ostatni dzień tygodnia, pierwszy tydzień, jedenasty miesiąc. / pogoda, ładna. nie zimno. chmury na nieb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nowe styl trylu. stukanie[tapping palcem, dwukrotnie, zamiast[instead-of jednego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又一次，学习一条方程。被称为`欧拉－拉格朗日方程`。（2）过程是，从设立一块泛函的阶段，到导出该方程。（3）下次呢，希望学习，再一次，用该方程如何导出所谓`最速降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иссле'дования в о'бласти те&lt;e&gt;оло'гии. и, его разьясне'ние[elucidation;解明.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4:57.32">
            <text:p>1108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4:57.32">
            <text:p>1108 <text:s/>944</text:p>
          </table:table-cell>
          <table:table-cell table:style-name="ce7" table:formula="of:=NOW()" office:value-type="date" office:date-value="2021-11-08T09:45:00.12">
            <text:p>1108 <text:s/>9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5:00.12">
            <text:p>1108 <text:s/>9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19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19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19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1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1">
            <text:p>1108 <text:s/>9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2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2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2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2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3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3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3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3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4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4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4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4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5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6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6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6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6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6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7">
            <text:p>1108 <text:s/>9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7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8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8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8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8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8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9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29">
            <text:p>1108 <text:s/>9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1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1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1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2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2">
            <text:p>1108 <text:s/>9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3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4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4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5">
            <text:p>1108 <text:s/>9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5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6">
            <text:p>1108 <text:s/>9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6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7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7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8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9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39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">
            <text:p>1108 <text:s/>9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1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1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2">
            <text:p>1108 <text:s/>9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2">
            <text:p>1108 <text:s/>9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2">
            <text:p>1108 <text:s/>9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2">
            <text:p>1108 <text:s/>9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2">
            <text:p>1108 <text:s/>9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3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3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3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3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3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4">
            <text:p>1108 <text:s/>9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5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6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6">
            <text:p>1108 <text:s/>9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7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7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7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7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8">
            <text:p>1108 <text:s/>9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8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8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8">
            <text:p>1108 <text:s/>9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9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9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49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">
            <text:p>1108 <text:s/>9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1">
            <text:p>1108 <text:s/>9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8T09:45:00.52">
            <text:p>1108 <text:s/>94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8T09:45:00.52">
            <text:p>2021/11/8 9:4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5:00.52">
            <text:p>1108 <text:s/>945</text:p>
          </table:table-cell>
          <table:table-cell table:style-name="ce7" table:formula="of:=NOW()" office:value-type="date" office:date-value="2021-11-08T09:45:00.52">
            <text:p>1108 <text:s/>94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8T09:45:00.52">
            <text:p>1108 <text:s/>94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2021/11/08</text:date>, <text:time>09:4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8T09:44:58.01</dc:date>
    <dc:creator>iwabuchi ken</dc:creator>
    <meta:editing-duration>P9DT3H8M4S</meta:editing-duration>
    <meta:editing-cycles>1347</meta:editing-cycles>
    <meta:generator>OpenOffice/4.1.3$Win32 OpenOffice.org_project/413m1$Build-9783</meta:generator>
    <meta:document-statistic meta:table-count="7" meta:cell-count="1946" meta:object-count="0"/>
  </office:meta>
</office:document-meta>
</file>